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3374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1811in"/>
    </style:style>
    <style:style style:name="co14" style:family="table-column">
      <style:table-column-properties fo:break-before="auto" style:column-width="0.9937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5457in"/>
    </style:style>
    <style:style style:name="co17" style:family="table-column">
      <style:table-column-properties fo:break-before="auto" style:column-width="0.8807in"/>
    </style:style>
    <style:style style:name="co18" style:family="table-column">
      <style:table-column-properties fo:break-before="auto" style:column-width="0.8638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8134in"/>
    </style:style>
    <style:style style:name="co21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1.0693in"/>
    </style:style>
    <style:style style:name="co23" style:family="table-column">
      <style:table-column-properties fo:break-before="auto" style:column-width="0.2283in"/>
    </style:style>
    <style:style style:name="co24" style:family="table-column">
      <style:table-column-properties fo:break-before="auto" style:column-width="1.0362in"/>
    </style:style>
    <style:style style:name="co25" style:family="table-column">
      <style:table-column-properties fo:break-before="auto" style:column-width="0.9807in"/>
    </style:style>
    <style:style style:name="co26" style:family="table-column">
      <style:table-column-properties fo:break-before="auto" style:column-width="1.2445in"/>
    </style:style>
    <style:style style:name="co27" style:family="table-column">
      <style:table-column-properties fo:break-before="auto" style:column-width="1.2535in"/>
    </style:style>
    <style:style style:name="co28" style:family="table-column">
      <style:table-column-properties fo:break-before="auto" style:column-width="0.3118in"/>
    </style:style>
    <style:style style:name="co29" style:family="table-column">
      <style:table-column-properties fo:break-before="auto" style:column-width="1.248in"/>
    </style:style>
    <style:style style:name="co30" style:family="table-column">
      <style:table-column-properties fo:break-before="auto" style:column-width="1.0862in"/>
    </style:style>
    <style:style style:name="co31" style:family="table-column">
      <style:table-column-properties fo:break-before="auto" style:column-width="0.939in"/>
    </style:style>
    <style:style style:name="co32" style:family="table-column">
      <style:table-column-properties fo:break-before="auto" style:column-width="0.3591in"/>
    </style:style>
    <style:style style:name="co33" style:family="table-column">
      <style:table-column-properties fo:break-before="auto" style:column-width="0.2673in"/>
    </style:style>
    <style:style style:name="co34" style:family="table-column">
      <style:table-column-properties fo:break-before="auto" style:column-width="0.2839in"/>
    </style:style>
    <style:style style:name="co35" style:family="table-column">
      <style:table-column-properties fo:break-before="auto" style:column-width="0.7465in"/>
    </style:style>
    <style:style style:name="co36" style:family="table-column">
      <style:table-column-properties fo:break-before="auto" style:column-width="0.6047in"/>
    </style:style>
    <style:style style:name="co37" style:family="table-column">
      <style:table-column-properties fo:break-before="auto" style:column-width="0.6799in"/>
    </style:style>
    <style:style style:name="co38" style:family="table-column">
      <style:table-column-properties fo:break-before="auto" style:column-width="0.9055in"/>
    </style:style>
    <style:style style:name="co39" style:family="table-column">
      <style:table-column-properties fo:break-before="auto" style:column-width="0.8307in"/>
    </style:style>
    <style:style style:name="co40" style:family="table-column">
      <style:table-column-properties fo:break-before="auto" style:column-width="0.6217in"/>
    </style:style>
    <style:style style:name="co41" style:family="table-column">
      <style:table-column-properties fo:break-before="auto" style:column-width="0.6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/>
    </style:style>
    <style:style style:name="ce11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language="none" fo:country="none" style:language-asian="none" style:country-asian="none" style:language-complex="none" style:country-complex="none" style:font-name-asian="Consolas" style:font-name-complex="Consolas"/>
    </style:style>
    <style:style style:name="T3" style:family="text">
      <style:text-properties style:font-name="Consolas" fo:font-size="10pt" fo:font-weight="normal" fo:font-style="normal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11"/>
        <table:table-row table:style-name="ro1">
          <table:table-cell office:value-type="string" calcext:value-type="string">
            <text:p>Winner:</text:p>
          </table:table-cell>
          <table:table-cell table:number-columns-repeated="2"/>
          <table:table-cell office:value-type="string" calcext:value-type="string">
            <text:p>Detail: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point_percentage</text:p>
          </table:table-cell>
          <table:table-cell table:style-name="Default" table:number-columns-repeated="2"/>
        </table:table-row>
        <table:table-row table:style-name="ro1">
          <table:table-cell table:style-name="ce8" office:value-type="string" calcext:value-type="string">
            <text:p>3 Goldfinch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2 Sparrow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1 Hummingbird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-8" calcext:value-type="float">
            <text:p>-8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4 Chickade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-4" calcext:value-type="float">
            <text:p>-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style-name="ce8"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Started: 4/12/21</text:p>
          </table:table-cell>
          <table:table-cell table:style-name="ce8" table:number-columns-repeated="14"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Finished: 4/15/21</text:p>
          </table:table-cell>
          <table:table-cell table:style-name="ce8"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2T14:01:22" calcext:value-type="date">
            <text:p>04/12/21 02:01 PM</text:p>
          </table:table-cell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1000, shootoutSec = 40</text:span></text:p>
          </table:table-cell>
          <table:table-cell table:style-name="ce8" table:number-columns-repeated="14"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2T16:06:58" calcext:value-type="date">
            <text:p>04/12/21 04:06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3T13:56:48" calcext:value-type="date">
            <text:p>04/13/21 01:56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3T15:59:04" calcext:value-type="date">
            <text:p>04/13/21 03:59 PM</text:p>
          </table:table-cell>
        </table:table-row>
        <table:table-row table:style-name="ro1">
          <table:table-cell table:style-name="ce8"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4-14T13:53:56" calcext:value-type="date">
            <text:p>04/14/21 01:53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style-name="ce8" table:number-columns-repeated="14"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4T16:24:21" calcext:value-type="date">
            <text:p>04/14/21 04:24 PM</text:p>
          </table:table-cell>
        </table:table-row>
        <table:table-row table:style-name="ro1">
          <table:table-cell office:value-type="string" calcext:value-type="string">
            <text:p>SELECT concat(concat(t.id, ' '), t.name) as team, s.gp, s.win, s.loss, s.otloss, s.point, s.gf, s.ga, s.gf - s.ga as diff, s.home_gp, s.home_win, s.home_loss, s.home_otloss, s.home_point, s.away_gp, s.away_win, s.away_loss, s.away_otloss, s.away_point, s.point / (s.gp * 2) * 100 as point_percentage </text:p>
          </table:table-cell>
          <table:table-cell table:style-name="ce8"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4-15T14:01:03" calcext:value-type="date">
            <text:p>04/15/21 02:01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style-name="ce8"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4-15T17:09:18" calcext:value-type="date">
            <text:p>04/15/21 05:09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/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and (home_team_id = 4 or away_team_id = 4)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and ending_period is not null order by id desc</text:p>
          </table:table-cell>
          <table:table-cell table:style-name="ce8" table:number-columns-repeated="14"/>
          <table:table-cell table:number-columns-repeated="7"/>
        </table:table-row>
        <table:table-row table:style-name="ro1" table:number-rows-repeated="3">
          <table:table-cell/>
          <table:table-cell table:style-name="ce8" table:number-columns-repeated="14"/>
          <table:table-cell table:number-columns-repeated="7"/>
        </table:table-row>
        <table:table-row table:style-name="ro1" table:number-rows-repeated="7">
          <table:table-cell table:style-name="ce8" table:number-columns-repeated="15"/>
          <table:table-cell table:number-columns-repeated="7"/>
        </table:table-row>
        <table:table-row table:style-name="ro1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25, shootoutSec = 15</text:span>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 table:number-rows-repeated="6">
          <table:table-cell table:number-columns-repeated="14"/>
          <table:table-cell table:style-name="ce8"/>
          <table:table-cell table:number-columns-repeated="7"/>
        </table:table-row>
        <table:table-row table:style-name="ro1" table:number-rows-repeated="93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21" table:default-cell-style-name="ce11"/>
        <table:table-row table:style-name="ro1">
          <table:table-cell office:value-type="string" calcext:value-type="string">
            <text:p>Winner: Penguin</text:p>
          </table:table-cell>
          <table:table-cell table:number-columns-repeated="2"/>
          <table:table-cell office:value-type="string" calcext:value-type="string">
            <text:p>Detail: Penguin runs away with Season 5 with an improbable home stand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 office:value-type="string" calcext:value-type="string">
            <text:p>point_percentage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table:style-name="ce8" office:value-type="string" calcext:value-type="string">
            <text:p>19 Penguin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0.9677" calcext:value-type="float">
            <text:p>70.9677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2:16:07" calcext:value-type="date">
            <text:p>03/01/21 12:16 PM</text:p>
          </table:table-cell>
        </table:table-row>
        <table:table-row table:style-name="ro1">
          <table:table-cell table:style-name="ce8" office:value-type="string" calcext:value-type="string">
            <text:p>13 Purple Martin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4.5161" calcext:value-type="float">
            <text:p>64.5161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3:43:11" calcext:value-type="date">
            <text:p>03/01/21 01:43 PM</text:p>
          </table:table-cell>
        </table:table-row>
        <table:table-row table:style-name="ro1">
          <table:table-cell table:style-name="ce8" office:value-type="string" calcext:value-type="string">
            <text:p>32 Roadrunne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.9032" calcext:value-type="float">
            <text:p>62.903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4:13" calcext:value-type="date">
            <text:p>03/01/21 05:04 PM</text:p>
          </table:table-cell>
        </table:table-row>
        <table:table-row table:style-name="ro1">
          <table:table-cell table:style-name="ce8" office:value-type="string" calcext:value-type="string">
            <text:p>8 Woodpecke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2.9032" calcext:value-type="float">
            <text:p>62.903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7:43" calcext:value-type="date">
            <text:p>03/01/21 05:07 PM</text:p>
          </table:table-cell>
        </table:table-row>
        <table:table-row table:style-name="ro1">
          <table:table-cell table:style-name="ce8" office:value-type="string" calcext:value-type="string">
            <text:p>25 Dov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1.2903" calcext:value-type="float">
            <text:p>61.290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2:14" calcext:value-type="date">
            <text:p>03/01/21 05:42 PM</text:p>
          </table:table-cell>
        </table:table-row>
        <table:table-row table:style-name="ro1">
          <table:table-cell table:style-name="ce8" office:value-type="string" calcext:value-type="string">
            <text:p>26 Eagl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1.2903" calcext:value-type="float">
            <text:p>61.290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7:11" calcext:value-type="date">
            <text:p>03/01/21 05:47 PM</text:p>
          </table:table-cell>
        </table:table-row>
        <table:table-row table:style-name="ro1">
          <table:table-cell table:style-name="ce8" office:value-type="string" calcext:value-type="string">
            <text:p>11 Warbler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54:37" calcext:value-type="date">
            <text:p>03/01/21 05:54 PM</text:p>
          </table:table-cell>
        </table:table-row>
        <table:table-row table:style-name="ro1">
          <table:table-cell table:style-name="ce8" office:value-type="string" calcext:value-type="string">
            <text:p>20 Swan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2T16:39:48" calcext:value-type="date">
            <text:p>03/02/21 04:39 PM</text:p>
          </table:table-cell>
        </table:table-row>
        <table:table-row table:style-name="ro1">
          <table:table-cell table:style-name="ce8" office:value-type="string" calcext:value-type="string">
            <text:p>3 Goldfinch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3T18:15:50" calcext:value-type="date">
            <text:p>03/03/21 06:15 PM</text:p>
          </table:table-cell>
        </table:table-row>
        <table:table-row table:style-name="ro1">
          <table:table-cell table:style-name="ce8" office:value-type="string" calcext:value-type="string">
            <text:p>12 Blue Jay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4T16:55:46" calcext:value-type="date">
            <text:p>03/04/21 04:55 PM</text:p>
          </table:table-cell>
        </table:table-row>
        <table:table-row table:style-name="ro1">
          <table:table-cell table:style-name="ce8" office:value-type="string" calcext:value-type="string">
            <text:p>17 Mallard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9.6774" calcext:value-type="float">
            <text:p>59.677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34:19" calcext:value-type="date">
            <text:p>03/05/21 12:34 PM</text:p>
          </table:table-cell>
        </table:table-row>
        <table:table-row table:style-name="ro1">
          <table:table-cell table:style-name="ce8" office:value-type="string" calcext:value-type="string">
            <text:p>9 Canary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8.0645" calcext:value-type="float">
            <text:p>58.064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2:47:10" calcext:value-type="date">
            <text:p>03/05/21 12:47 PM</text:p>
          </table:table-cell>
        </table:table-row>
        <table:table-row table:style-name="ro1">
          <table:table-cell table:style-name="ce8" office:value-type="string" calcext:value-type="string">
            <text:p>7 Robin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5.6452" calcext:value-type="float">
            <text:p>55.645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54:41" calcext:value-type="date">
            <text:p>03/05/21 12:54 PM</text:p>
          </table:table-cell>
        </table:table-row>
        <table:table-row table:style-name="ro1">
          <table:table-cell table:style-name="ce8" office:value-type="string" calcext:value-type="string">
            <text:p>23 Parrot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7" calcext:value-type="float">
            <text:p>67</text:p>
          </table:table-cell>
          <table:table-cell table:number-columns-repeated="2" table:style-name="ce8" office:value-type="float" office:value="168" calcext:value-type="float">
            <text:p>16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02:15" calcext:value-type="date">
            <text:p>03/05/21 01:02 PM</text:p>
          </table:table-cell>
        </table:table-row>
        <table:table-row table:style-name="ro1">
          <table:table-cell table:style-name="ce8" office:value-type="string" calcext:value-type="string">
            <text:p>18 Sea Gull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-20" calcext:value-type="float">
            <text:p>-2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3:09:12" calcext:value-type="date">
            <text:p>03/05/21 01:09 PM</text:p>
          </table:table-cell>
        </table:table-row>
        <table:table-row table:style-name="ro1">
          <table:table-cell table:style-name="ce8" office:value-type="string" calcext:value-type="string">
            <text:p>27 Owl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22:18" calcext:value-type="date">
            <text:p>03/05/21 01:22 PM</text:p>
          </table:table-cell>
        </table:table-row>
        <table:table-row table:style-name="ro1">
          <table:table-cell table:style-name="ce8" office:value-type="string" calcext:value-type="string">
            <text:p>31 Pelican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13:13" calcext:value-type="date">
            <text:p>03/05/21 02:13 PM</text:p>
          </table:table-cell>
        </table:table-row>
        <table:table-row table:style-name="ro1">
          <table:table-cell table:style-name="ce8" office:value-type="string" calcext:value-type="string">
            <text:p>1 Hummingbird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-4" calcext:value-type="float">
            <text:p>-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3.2258" calcext:value-type="float">
            <text:p>53.225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23:52" calcext:value-type="date">
            <text:p>03/05/21 02:23 PM</text:p>
          </table:table-cell>
        </table:table-row>
        <table:table-row table:style-name="ro1">
          <table:table-cell table:style-name="ce8" office:value-type="string" calcext:value-type="string">
            <text:p>29 Turkey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22" calcext:value-type="float">
            <text:p>-2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3.2258" calcext:value-type="float">
            <text:p>53.225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4:28:27" calcext:value-type="date">
            <text:p>03/05/21 02:28 PM</text:p>
          </table:table-cell>
        </table:table-row>
        <table:table-row table:style-name="ro1">
          <table:table-cell table:style-name="ce8" office:value-type="string" calcext:value-type="string">
            <text:p>6 Oriole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2.4194" calcext:value-type="float">
            <text:p>52.419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1:43" calcext:value-type="date">
            <text:p>03/05/21 02:31 PM</text:p>
          </table:table-cell>
        </table:table-row>
        <table:table-row table:style-name="ro1">
          <table:table-cell table:style-name="ce8" office:value-type="string" calcext:value-type="string">
            <text:p>16 Mockingbird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2.4194" calcext:value-type="float">
            <text:p>52.419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4:50" calcext:value-type="date">
            <text:p>03/05/21 02:34 PM</text:p>
          </table:table-cell>
        </table:table-row>
        <table:table-row table:style-name="ro1">
          <table:table-cell table:style-name="ce8" office:value-type="string" calcext:value-type="string">
            <text:p>22 Ostrich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-13" calcext:value-type="float">
            <text:p>-1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1.6129" calcext:value-type="float">
            <text:p>51.6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48:57" calcext:value-type="date">
            <text:p>03/05/21 02:48 PM</text:p>
          </table:table-cell>
        </table:table-row>
        <table:table-row table:style-name="ro1">
          <table:table-cell table:style-name="ce8" office:value-type="string" calcext:value-type="string">
            <text:p>10 Bluebir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1.6129" calcext:value-type="float">
            <text:p>51.6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1:00" calcext:value-type="date">
            <text:p>03/05/21 03:11 PM</text:p>
          </table:table-cell>
        </table:table-row>
        <table:table-row table:style-name="ro1">
          <table:table-cell table:style-name="ce8" office:value-type="string" calcext:value-type="string">
            <text:p>30 Peacock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23" calcext:value-type="float">
            <text:p>-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0.8065" calcext:value-type="float">
            <text:p>50.806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7:28" calcext:value-type="date">
            <text:p>03/05/21 03:17 PM</text:p>
          </table:table-cell>
        </table:table-row>
        <table:table-row table:style-name="ro1">
          <table:table-cell table:style-name="ce8" office:value-type="string" calcext:value-type="string">
            <text:p>4 Chickadee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0" calcext:value-type="float">
            <text:p>50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21:19" calcext:value-type="date">
            <text:p>03/05/21 03:21 PM</text:p>
          </table:table-cell>
        </table:table-row>
        <table:table-row table:style-name="ro1">
          <table:table-cell table:style-name="ce8" office:value-type="string" calcext:value-type="string">
            <text:p>15 Killdeer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9.1935" calcext:value-type="float">
            <text:p>49.193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6:42" calcext:value-type="date">
            <text:p>03/05/21 03:26 PM</text:p>
          </table:table-cell>
        </table:table-row>
        <table:table-row table:style-name="ro1">
          <table:table-cell table:style-name="ce8" office:value-type="string" calcext:value-type="string">
            <text:p>5 Cardinal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8.3871" calcext:value-type="float">
            <text:p>48.3871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9:59" calcext:value-type="date">
            <text:p>03/05/21 03:29 PM</text:p>
          </table:table-cell>
        </table:table-row>
        <table:table-row table:style-name="ro1">
          <table:table-cell table:style-name="ce8" office:value-type="string" calcext:value-type="string">
            <text:p>24 Heron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-28" calcext:value-type="float">
            <text:p>-2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5.9677" calcext:value-type="float">
            <text:p>45.9677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4:50" calcext:value-type="date">
            <text:p>03/05/21 03:34 PM</text:p>
          </table:table-cell>
        </table:table-row>
        <table:table-row table:style-name="ro1">
          <table:table-cell table:style-name="ce8" office:value-type="string" calcext:value-type="string">
            <text:p>28 Hawk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4.3548" calcext:value-type="float">
            <text:p>44.354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8:20" calcext:value-type="date">
            <text:p>03/05/21 03:38 PM</text:p>
          </table:table-cell>
        </table:table-row>
        <table:table-row table:style-name="ro1">
          <table:table-cell table:style-name="ce8" office:value-type="string" calcext:value-type="string">
            <text:p>2 Sparrow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2.7419" calcext:value-type="float">
            <text:p>42.741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6:44:38" calcext:value-type="date">
            <text:p>03/05/21 04:44 PM</text:p>
          </table:table-cell>
        </table:table-row>
        <table:table-row table:style-name="ro1">
          <table:table-cell table:style-name="ce8" office:value-type="string" calcext:value-type="string">
            <text:p>14 Mourning Dove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1.129" calcext:value-type="float">
            <text:p>41.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6:50:58" calcext:value-type="date">
            <text:p>03/05/21 04:50 PM</text:p>
          </table:table-cell>
        </table:table-row>
        <table:table-row table:style-name="ro1">
          <table:table-cell table:style-name="ce8" office:value-type="string" calcext:value-type="string">
            <text:p>21 Flamingo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-16" calcext:value-type="float">
            <text:p>-16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1.129" calcext:value-type="float">
            <text:p>41.129</text:p>
          </table:table-cell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09:10" calcext:value-type="date">
            <text:p>03/09/21 01:09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3:13" calcext:value-type="date">
            <text:p>03/09/21 01:1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6:21" calcext:value-type="date">
            <text:p>03/09/21 01:16 PM</text:p>
          </table:table-cell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9:28" calcext:value-type="date">
            <text:p>03/09/21 01:19 PM</text:p>
          </table:table-cell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2:36" calcext:value-type="date">
            <text:p>03/09/21 01:22 PM</text:p>
          </table:table-cell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25, shootoutSec = 15</text:span>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5:43" calcext:value-type="date">
            <text:p>03/09/21 01:25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28:48" calcext:value-type="date">
            <text:p>03/09/21 01:28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3:23" calcext:value-type="date">
            <text:p>03/09/21 01:3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36:28" calcext:value-type="date">
            <text:p>03/09/21 01:36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9:32" calcext:value-type="date">
            <text:p>03/09/21 01:39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, s.point / (s.gp * 2) * 100 as point_percentage 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2:37" calcext:value-type="date">
            <text:p>03/09/21 01:42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46:23" calcext:value-type="date">
            <text:p>03/09/21 01:46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9:28" calcext:value-type="date">
            <text:p>03/09/21 01:49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52:32" calcext:value-type="date">
            <text:p>03/09/21 01:5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55:36" calcext:value-type="date">
            <text:p>03/09/21 01:55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0:10" calcext:value-type="date">
            <text:p>03/09/21 02:00 P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8 Sea G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3:15" calcext:value-type="date">
            <text:p>03/09/21 02:03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07:00" calcext:value-type="date">
            <text:p>03/09/21 02:07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10:52" calcext:value-type="date">
            <text:p>03/09/21 02:10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3:57" calcext:value-type="date">
            <text:p>03/09/21 02:1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7:10" calcext:value-type="date">
            <text:p>03/09/21 02:17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3 Parro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20:15" calcext:value-type="date">
            <text:p>03/09/21 02:20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3:20" calcext:value-type="date">
            <text:p>03/09/21 02:2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7:40" calcext:value-type="date">
            <text:p>03/09/21 02:27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31:25" calcext:value-type="date">
            <text:p>03/0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4:31" calcext:value-type="date">
            <text:p>03/0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7:37" calcext:value-type="date">
            <text:p>03/09/21 0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0:43" calcext:value-type="date">
            <text:p>03/09/21 0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3:48" calcext:value-type="date">
            <text:p>03/09/21 0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6:54" calcext:value-type="date">
            <text:p>03/09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9:59" calcext:value-type="date">
            <text:p>03/09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53:11" calcext:value-type="date">
            <text:p>03/09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6:17" calcext:value-type="date">
            <text:p>03/09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9:23" calcext:value-type="date">
            <text:p>03/09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2:29" calcext:value-type="date">
            <text:p>03/09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05:34" calcext:value-type="date">
            <text:p>03/09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8:40" calcext:value-type="date">
            <text:p>03/09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12:38" calcext:value-type="date">
            <text:p>03/09/21 03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15:44" calcext:value-type="date">
            <text:p>03/09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3:35" calcext:value-type="date">
            <text:p>03/0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26:40" calcext:value-type="date">
            <text:p>03/0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9:45" calcext:value-type="date">
            <text:p>03/09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33:32" calcext:value-type="date">
            <text:p>03/0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36:50" calcext:value-type="date">
            <text:p>03/0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40:55" calcext:value-type="date">
            <text:p>03/09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4:11" calcext:value-type="date">
            <text:p>03/09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7:17" calcext:value-type="date">
            <text:p>03/09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2:59" calcext:value-type="date">
            <text:p>03/09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6:05" calcext:value-type="date">
            <text:p>03/0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9:11" calcext:value-type="date">
            <text:p>03/0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2:31" calcext:value-type="date">
            <text:p>03/0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5:37" calcext:value-type="date">
            <text:p>03/0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08:42" calcext:value-type="date">
            <text:p>03/09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1:47" calcext:value-type="date">
            <text:p>03/09/21 04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5:15" calcext:value-type="date">
            <text:p>03/09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6 Eag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8:21" calcext:value-type="date">
            <text:p>03/09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1:26" calcext:value-type="date">
            <text:p>03/09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4:46" calcext:value-type="date">
            <text:p>03/09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7:51" calcext:value-type="date">
            <text:p>03/09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31:09" calcext:value-type="date">
            <text:p>03/09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4:14" calcext:value-type="date">
            <text:p>03/09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7:20" calcext:value-type="date">
            <text:p>03/09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06:07" calcext:value-type="date">
            <text:p>03/10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09:14" calcext:value-type="date">
            <text:p>03/10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3:03" calcext:value-type="date">
            <text:p>03/10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16:10" calcext:value-type="date">
            <text:p>03/10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9:15" calcext:value-type="date">
            <text:p>03/10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22:20" calcext:value-type="date">
            <text:p>03/10/21 01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25:25" calcext:value-type="date">
            <text:p>03/10/21 01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58:49" calcext:value-type="date">
            <text:p>03/10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1:53" calcext:value-type="date">
            <text:p>03/10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04:57" calcext:value-type="date">
            <text:p>03/10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8:02" calcext:value-type="date">
            <text:p>03/10/21 0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1:07" calcext:value-type="date">
            <text:p>03/10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4:11" calcext:value-type="date">
            <text:p>03/10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17:15" calcext:value-type="date">
            <text:p>03/10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0:18" calcext:value-type="date">
            <text:p>03/10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3:51" calcext:value-type="date">
            <text:p>03/10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7:03" calcext:value-type="date">
            <text:p>03/10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9 Pengu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0:07" calcext:value-type="date">
            <text:p>03/10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3:12" calcext:value-type="date">
            <text:p>03/10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1 Flaming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6:17" calcext:value-type="date">
            <text:p>03/10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39:21" calcext:value-type="date">
            <text:p>03/10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42:25" calcext:value-type="date">
            <text:p>03/10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45:36" calcext:value-type="date">
            <text:p>03/10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1:45" calcext:value-type="date">
            <text:p>03/10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4:50" calcext:value-type="date">
            <text:p>03/10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57:54" calcext:value-type="date">
            <text:p>03/10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00:59" calcext:value-type="date">
            <text:p>03/10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4:03" calcext:value-type="date">
            <text:p>03/10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7:07" calcext:value-type="date">
            <text:p>03/10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0:11" calcext:value-type="date">
            <text:p>03/10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3:56" calcext:value-type="date">
            <text:p>03/10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19:10" calcext:value-type="date">
            <text:p>03/10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2:13" calcext:value-type="date">
            <text:p>03/10/21 03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25:17" calcext:value-type="date">
            <text:p>03/10/21 03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9:08" calcext:value-type="date">
            <text:p>03/10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2:12" calcext:value-type="date">
            <text:p>03/10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5:17" calcext:value-type="date">
            <text:p>03/10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8:21" calcext:value-type="date">
            <text:p>03/10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4:33" calcext:value-type="date">
            <text:p>03/10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7:38" calcext:value-type="date">
            <text:p>03/10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0:42" calcext:value-type="date">
            <text:p>03/10/21 03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3:47" calcext:value-type="date">
            <text:p>03/10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56:51" calcext:value-type="date">
            <text:p>03/10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9:55" calcext:value-type="date">
            <text:p>03/10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3:00" calcext:value-type="date">
            <text:p>03/10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6:06" calcext:value-type="date">
            <text:p>03/10/21 04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0:33" calcext:value-type="date">
            <text:p>03/10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3:39" calcext:value-type="date">
            <text:p>03/10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6:45" calcext:value-type="date">
            <text:p>03/10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9:51" calcext:value-type="date">
            <text:p>03/10/21 04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2:57" calcext:value-type="date">
            <text:p>03/10/21 04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6:03" calcext:value-type="date">
            <text:p>03/10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9:09" calcext:value-type="date">
            <text:p>03/10/21 04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32:15" calcext:value-type="date">
            <text:p>03/10/21 04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5:21" calcext:value-type="date">
            <text:p>03/10/21 04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8:27" calcext:value-type="date">
            <text:p>03/10/21 04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1:33" calcext:value-type="date">
            <text:p>03/10/21 04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4:39" calcext:value-type="date">
            <text:p>03/10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48:26" calcext:value-type="date">
            <text:p>03/10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52:13" calcext:value-type="date">
            <text:p>03/10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5:35" calcext:value-type="date">
            <text:p>03/10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9:22" calcext:value-type="date">
            <text:p>03/10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5:38" calcext:value-type="date">
            <text:p>03/11/21 11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8:46" calcext:value-type="date">
            <text:p>03/11/21 11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1:51:53" calcext:value-type="date">
            <text:p>03/11/21 11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5:01" calcext:value-type="date">
            <text:p>03/11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8:09" calcext:value-type="date">
            <text:p>03/11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1:35" calcext:value-type="date">
            <text:p>03/11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04:43" calcext:value-type="date">
            <text:p>03/11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7:51" calcext:value-type="date">
            <text:p>03/11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0:58" calcext:value-type="date">
            <text:p>03/1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14:05" calcext:value-type="date">
            <text:p>03/11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7:11" calcext:value-type="date">
            <text:p>03/11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0:59" calcext:value-type="date">
            <text:p>03/11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4:05" calcext:value-type="date">
            <text:p>03/11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7:12" calcext:value-type="date">
            <text:p>03/11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30:18" calcext:value-type="date">
            <text:p>03/1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55:55" calcext:value-type="date">
            <text:p>03/1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59:01" calcext:value-type="date">
            <text:p>03/11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2:55" calcext:value-type="date">
            <text:p>03/11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6:02" calcext:value-type="date">
            <text:p>03/11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09:08" calcext:value-type="date">
            <text:p>03/11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2 Ostri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2:56" calcext:value-type="date">
            <text:p>03/11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6:02" calcext:value-type="date">
            <text:p>03/11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19:07" calcext:value-type="date">
            <text:p>03/11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4:56" calcext:value-type="date">
            <text:p>03/11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8:02" calcext:value-type="date">
            <text:p>03/11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31:08" calcext:value-type="date">
            <text:p>03/11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4:15" calcext:value-type="date">
            <text:p>03/11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7:21" calcext:value-type="date">
            <text:p>03/11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40:27" calcext:value-type="date">
            <text:p>03/11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3:33" calcext:value-type="date">
            <text:p>03/11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2 Roadrun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6:39" calcext:value-type="date">
            <text:p>03/11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5:49" calcext:value-type="date">
            <text:p>03/11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8:56" calcext:value-type="date">
            <text:p>03/11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52:04" calcext:value-type="date">
            <text:p>03/11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5:13" calcext:value-type="date">
            <text:p>03/11/21 0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8:21" calcext:value-type="date">
            <text:p>03/11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01:29" calcext:value-type="date">
            <text:p>03/11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4:36" calcext:value-type="date">
            <text:p>03/11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8:28" calcext:value-type="date">
            <text:p>03/11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11:33" calcext:value-type="date">
            <text:p>03/11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4:38" calcext:value-type="date">
            <text:p>03/11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7:44" calcext:value-type="date">
            <text:p>03/11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21:02" calcext:value-type="date">
            <text:p>03/11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4:07" calcext:value-type="date">
            <text:p>03/11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7:12" calcext:value-type="date">
            <text:p>03/11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30:17" calcext:value-type="date">
            <text:p>03/11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5:57" calcext:value-type="date">
            <text:p>03/11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9:02" calcext:value-type="date">
            <text:p>03/11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2:08" calcext:value-type="date">
            <text:p>03/11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45:13" calcext:value-type="date">
            <text:p>03/11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8:19" calcext:value-type="date">
            <text:p>03/11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1:24" calcext:value-type="date">
            <text:p>03/11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54:30" calcext:value-type="date">
            <text:p>03/11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7:35" calcext:value-type="date">
            <text:p>03/11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5 Do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00:40" calcext:value-type="date">
            <text:p>03/11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3:57" calcext:value-type="date">
            <text:p>03/11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7:02" calcext:value-type="date">
            <text:p>03/11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0:08" calcext:value-type="date">
            <text:p>03/11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3:13" calcext:value-type="date">
            <text:p>03/11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0 Peacoc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6:19" calcext:value-type="date">
            <text:p>03/11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0:05" calcext:value-type="date">
            <text:p>03/11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3:24" calcext:value-type="date">
            <text:p>03/11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38:56" calcext:value-type="date">
            <text:p>03/12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2:03" calcext:value-type="date">
            <text:p>03/12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5:11" calcext:value-type="date">
            <text:p>03/12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8:19" calcext:value-type="date">
            <text:p>03/12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51:27" calcext:value-type="date">
            <text:p>03/12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4:34" calcext:value-type="date">
            <text:p>03/12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7:40" calcext:value-type="date">
            <text:p>03/12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00:52" calcext:value-type="date">
            <text:p>03/12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4:39" calcext:value-type="date">
            <text:p>03/12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7:45" calcext:value-type="date">
            <text:p>03/12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0:51" calcext:value-type="date">
            <text:p>03/12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13:58" calcext:value-type="date">
            <text:p>03/12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7:04" calcext:value-type="date">
            <text:p>03/12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0:10" calcext:value-type="date">
            <text:p>03/12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24:03" calcext:value-type="date">
            <text:p>03/12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7 Malla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8:27" calcext:value-type="date">
            <text:p>03/12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1:33" calcext:value-type="date">
            <text:p>03/12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34:38" calcext:value-type="date">
            <text:p>03/12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7:44" calcext:value-type="date">
            <text:p>03/12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0:50" calcext:value-type="date">
            <text:p>03/12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4:07" calcext:value-type="date">
            <text:p>03/12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47:13" calcext:value-type="date">
            <text:p>03/12/21 04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0:19" calcext:value-type="date">
            <text:p>03/12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53:30" calcext:value-type="date">
            <text:p>03/12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6:36" calcext:value-type="date">
            <text:p>03/12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9:42" calcext:value-type="date">
            <text:p>03/12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3:02" calcext:value-type="date">
            <text:p>03/12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9 Turke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6:08" calcext:value-type="date">
            <text:p>03/12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09:14" calcext:value-type="date">
            <text:p>03/12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13:26" calcext:value-type="date">
            <text:p>03/12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16:32" calcext:value-type="date">
            <text:p>03/12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2:03" calcext:value-type="date">
            <text:p>03/12/21 05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5:10" calcext:value-type="date">
            <text:p>03/12/21 05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48:18" calcext:value-type="date">
            <text:p>03/12/21 05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1:25" calcext:value-type="date">
            <text:p>03/12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54:33" calcext:value-type="date">
            <text:p>03/12/21 05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7:41" calcext:value-type="date">
            <text:p>03/12/21 05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0:48" calcext:value-type="date">
            <text:p>03/12/21 06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4:10" calcext:value-type="date">
            <text:p>03/12/21 06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7:17" calcext:value-type="date">
            <text:p>03/12/21 06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0:24" calcext:value-type="date">
            <text:p>03/12/21 06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3:32" calcext:value-type="date">
            <text:p>03/12/21 06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6:39" calcext:value-type="date">
            <text:p>03/12/21 06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9:45" calcext:value-type="date">
            <text:p>03/12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23:04" calcext:value-type="date">
            <text:p>03/12/21 06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6:11" calcext:value-type="date">
            <text:p>03/12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9:34" calcext:value-type="date">
            <text:p>03/12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32:40" calcext:value-type="date">
            <text:p>03/12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5:46" calcext:value-type="date">
            <text:p>03/12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8:52" calcext:value-type="date">
            <text:p>03/12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41:58" calcext:value-type="date">
            <text:p>03/12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5:04" calcext:value-type="date">
            <text:p>03/12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8:10" calcext:value-type="date">
            <text:p>03/12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51:15" calcext:value-type="date">
            <text:p>03/12/21 06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4:22" calcext:value-type="date">
            <text:p>03/12/21 07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7:28" calcext:value-type="date">
            <text:p>03/12/21 07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0:34" calcext:value-type="date">
            <text:p>03/12/21 07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33:40" calcext:value-type="date">
            <text:p>03/12/21 07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6:46" calcext:value-type="date">
            <text:p>03/12/21 07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9:52" calcext:value-type="date">
            <text:p>03/12/21 07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3:40" calcext:value-type="date">
            <text:p>03/12/21 07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6:46" calcext:value-type="date">
            <text:p>03/12/21 07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1:10" calcext:value-type="date">
            <text:p>03/12/21 07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4:16" calcext:value-type="date">
            <text:p>03/12/21 07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58:02" calcext:value-type="date">
            <text:p>03/12/21 07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1:08" calcext:value-type="date">
            <text:p>03/12/21 08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4:13" calcext:value-type="date">
            <text:p>03/12/21 08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7:19" calcext:value-type="date">
            <text:p>03/12/21 08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0:24" calcext:value-type="date">
            <text:p>03/12/21 08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3:30" calcext:value-type="date">
            <text:p>03/12/21 08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6:35" calcext:value-type="date">
            <text:p>03/12/21 08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9:41" calcext:value-type="date">
            <text:p>03/12/21 08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2:46" calcext:value-type="date">
            <text:p>03/12/21 08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26:33" calcext:value-type="date">
            <text:p>03/12/21 08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9:38" calcext:value-type="date">
            <text:p>03/12/21 08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32:43" calcext:value-type="date">
            <text:p>03/12/21 08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35:49" calcext:value-type="date">
            <text:p>03/12/21 08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3:14" calcext:value-type="date">
            <text:p>03/12/21 08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56:19" calcext:value-type="date">
            <text:p>03/12/21 08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9:25" calcext:value-type="date">
            <text:p>03/12/21 08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2:44" calcext:value-type="date">
            <text:p>03/12/21 09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5:50" calcext:value-type="date">
            <text:p>03/12/21 09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8:56" calcext:value-type="date">
            <text:p>03/12/21 09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2:02" calcext:value-type="date">
            <text:p>03/12/21 09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15:08" calcext:value-type="date">
            <text:p>03/12/21 09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8:14" calcext:value-type="date">
            <text:p>03/12/21 09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21:20" calcext:value-type="date">
            <text:p>03/12/21 09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5:07" calcext:value-type="date">
            <text:p>03/12/21 09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8:13" calcext:value-type="date">
            <text:p>03/12/21 09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1:19" calcext:value-type="date">
            <text:p>03/12/21 09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4:33" calcext:value-type="date">
            <text:p>03/12/21 09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37:39" calcext:value-type="date">
            <text:p>03/12/21 09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40:45" calcext:value-type="date">
            <text:p>03/12/21 09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1:03" calcext:value-type="date">
            <text:p>03/15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4:10" calcext:value-type="date">
            <text:p>03/15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37:18" calcext:value-type="date">
            <text:p>03/15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0:25" calcext:value-type="date">
            <text:p>03/15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3:33" calcext:value-type="date">
            <text:p>03/15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46:40" calcext:value-type="date">
            <text:p>03/15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0:30" calcext:value-type="date">
            <text:p>03/15/21 10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3:37" calcext:value-type="date">
            <text:p>03/15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58:08" calcext:value-type="date">
            <text:p>03/15/21 10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1:30" calcext:value-type="date">
            <text:p>03/15/21 11:0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4:37" calcext:value-type="date">
            <text:p>03/15/21 11:0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07:45" calcext:value-type="date">
            <text:p>03/15/21 11:0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0:52" calcext:value-type="date">
            <text:p>03/15/21 11:1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3:59" calcext:value-type="date">
            <text:p>03/15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17:07" calcext:value-type="date">
            <text:p>03/15/21 11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20:20" calcext:value-type="date">
            <text:p>03/15/21 11:2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3:27" calcext:value-type="date">
            <text:p>03/15/21 11:2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6:34" calcext:value-type="date">
            <text:p>03/15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0:21" calcext:value-type="date">
            <text:p>03/15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3:28" calcext:value-type="date">
            <text:p>03/15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6:34" calcext:value-type="date">
            <text:p>03/15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9:40" calcext:value-type="date">
            <text:p>03/15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43:28" calcext:value-type="date">
            <text:p>03/15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4:34" calcext:value-type="date">
            <text:p>03/15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7:52" calcext:value-type="date">
            <text:p>03/15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0:58" calcext:value-type="date">
            <text:p>03/15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4:05" calcext:value-type="date">
            <text:p>03/15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07:20" calcext:value-type="date">
            <text:p>03/15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0:26" calcext:value-type="date">
            <text:p>03/15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3:32" calcext:value-type="date">
            <text:p>03/15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7:20" calcext:value-type="date">
            <text:p>03/15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1:04" calcext:value-type="date">
            <text:p>03/15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4:10" calcext:value-type="date">
            <text:p>03/15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7:57" calcext:value-type="date">
            <text:p>03/15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1:03" calcext:value-type="date">
            <text:p>03/15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34:20" calcext:value-type="date">
            <text:p>03/15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7:26" calcext:value-type="date">
            <text:p>03/15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0:31" calcext:value-type="date">
            <text:p>03/15/21 1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3:52" calcext:value-type="date">
            <text:p>03/15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7:52" calcext:value-type="date">
            <text:p>03/15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0:58" calcext:value-type="date">
            <text:p>03/15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4:05" calcext:value-type="date">
            <text:p>03/15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57:11" calcext:value-type="date">
            <text:p>03/15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0:17" calcext:value-type="date">
            <text:p>03/15/21 01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3:24" calcext:value-type="date">
            <text:p>03/15/21 01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07:11" calcext:value-type="date">
            <text:p>03/15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1:06" calcext:value-type="date">
            <text:p>03/15/21 01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4:12" calcext:value-type="date">
            <text:p>03/15/21 01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8:06" calcext:value-type="date">
            <text:p>03/15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21:12" calcext:value-type="date">
            <text:p>03/15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4:18" calcext:value-type="date">
            <text:p>03/15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7:25" calcext:value-type="date">
            <text:p>03/15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0:31" calcext:value-type="date">
            <text:p>03/15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33:37" calcext:value-type="date">
            <text:p>03/15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6:44" calcext:value-type="date">
            <text:p>03/15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40:55" calcext:value-type="date">
            <text:p>03/15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4:02" calcext:value-type="date">
            <text:p>03/15/21 01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7:08" calcext:value-type="date">
            <text:p>03/15/21 01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9 Turk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0:14" calcext:value-type="date">
            <text:p>03/15/21 01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3:20" calcext:value-type="date">
            <text:p>03/15/21 01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6:26" calcext:value-type="date">
            <text:p>03/15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9:32" calcext:value-type="date">
            <text:p>03/15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09:59" calcext:value-type="date">
            <text:p>03/15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3:05" calcext:value-type="date">
            <text:p>03/15/21 0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16:11" calcext:value-type="date">
            <text:p>03/15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9:17" calcext:value-type="date">
            <text:p>03/15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2:23" calcext:value-type="date">
            <text:p>03/15/21 0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25:29" calcext:value-type="date">
            <text:p>03/15/21 0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8:35" calcext:value-type="date">
            <text:p>03/15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2:22" calcext:value-type="date">
            <text:p>03/15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5:27" calcext:value-type="date">
            <text:p>03/15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38:33" calcext:value-type="date">
            <text:p>03/15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41:39" calcext:value-type="date">
            <text:p>03/15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4:45" calcext:value-type="date">
            <text:p>03/15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7:51" calcext:value-type="date">
            <text:p>03/15/21 0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1:07" calcext:value-type="date">
            <text:p>03/15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54:12" calcext:value-type="date">
            <text:p>03/15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8:26" calcext:value-type="date">
            <text:p>03/15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1:33" calcext:value-type="date">
            <text:p>03/15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4:39" calcext:value-type="date">
            <text:p>03/15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7:45" calcext:value-type="date">
            <text:p>03/15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0:52" calcext:value-type="date">
            <text:p>03/15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3:58" calcext:value-type="date">
            <text:p>03/15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3 Parro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7:04" calcext:value-type="date">
            <text:p>03/15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0:10" calcext:value-type="date">
            <text:p>03/15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5 Dov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3:17" calcext:value-type="date">
            <text:p>03/15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6:23" calcext:value-type="date">
            <text:p>03/15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29:29" calcext:value-type="date">
            <text:p>03/15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2:36" calcext:value-type="date">
            <text:p>03/15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5:42" calcext:value-type="date">
            <text:p>03/15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9:29" calcext:value-type="date">
            <text:p>03/15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2:35" calcext:value-type="date">
            <text:p>03/15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6:22" calcext:value-type="date">
            <text:p>03/15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4:36" calcext:value-type="date">
            <text:p>03/16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7:41" calcext:value-type="date">
            <text:p>03/16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0:47" calcext:value-type="date">
            <text:p>03/16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3:52" calcext:value-type="date">
            <text:p>03/16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6:57" calcext:value-type="date">
            <text:p>03/16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0:03" calcext:value-type="date">
            <text:p>03/16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3:08" calcext:value-type="date">
            <text:p>03/16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6:14" calcext:value-type="date">
            <text:p>03/16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9:28" calcext:value-type="date">
            <text:p>03/16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2:33" calcext:value-type="date">
            <text:p>03/16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55:48" calcext:value-type="date">
            <text:p>03/16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8:53" calcext:value-type="date">
            <text:p>03/16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1:59" calcext:value-type="date">
            <text:p>03/16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05:45" calcext:value-type="date">
            <text:p>03/16/21 1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8:51" calcext:value-type="date">
            <text:p>03/16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3:31" calcext:value-type="date">
            <text:p>03/16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16:37" calcext:value-type="date">
            <text:p>03/16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9:42" calcext:value-type="date">
            <text:p>03/16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2:59" calcext:value-type="date">
            <text:p>03/16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6:06" calcext:value-type="date">
            <text:p>03/16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9:12" calcext:value-type="date">
            <text:p>03/16/21 1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2:18" calcext:value-type="date">
            <text:p>03/16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35:24" calcext:value-type="date">
            <text:p>03/16/21 1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8:31" calcext:value-type="date">
            <text:p>03/16/21 1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1:37" calcext:value-type="date">
            <text:p>03/16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4:43" calcext:value-type="date">
            <text:p>03/16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48:30" calcext:value-type="date">
            <text:p>03/16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1:36" calcext:value-type="date">
            <text:p>03/16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54:42" calcext:value-type="date">
            <text:p>03/16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7:56" calcext:value-type="date">
            <text:p>03/16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01:02" calcext:value-type="date">
            <text:p>03/16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16:49" calcext:value-type="date">
            <text:p>03/16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0:37" calcext:value-type="date">
            <text:p>03/16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23:43" calcext:value-type="date">
            <text:p>03/16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7:04" calcext:value-type="date">
            <text:p>03/16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0:10" calcext:value-type="date">
            <text:p>03/16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3:16" calcext:value-type="date">
            <text:p>03/16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6:22" calcext:value-type="date">
            <text:p>03/16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9:28" calcext:value-type="date">
            <text:p>03/16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42:34" calcext:value-type="date">
            <text:p>03/16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5:41" calcext:value-type="date">
            <text:p>03/16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8:46" calcext:value-type="date">
            <text:p>03/16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1:51" calcext:value-type="date">
            <text:p>03/16/21 01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4:56" calcext:value-type="date">
            <text:p>03/16/21 01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8:01" calcext:value-type="date">
            <text:p>03/16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1:07" calcext:value-type="date">
            <text:p>03/16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4:24" calcext:value-type="date">
            <text:p>03/16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07:30" calcext:value-type="date">
            <text:p>03/16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10:35" calcext:value-type="date">
            <text:p>03/16/21 0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4:22" calcext:value-type="date">
            <text:p>03/16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7:28" calcext:value-type="date">
            <text:p>03/16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0:33" calcext:value-type="date">
            <text:p>03/16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3:39" calcext:value-type="date">
            <text:p>03/16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6:44" calcext:value-type="date">
            <text:p>03/16/21 0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9:49" calcext:value-type="date">
            <text:p>03/16/21 0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32:54" calcext:value-type="date">
            <text:p>03/16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5:59" calcext:value-type="date">
            <text:p>03/16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9:05" calcext:value-type="date">
            <text:p>03/16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2:10" calcext:value-type="date">
            <text:p>03/16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5:24" calcext:value-type="date">
            <text:p>03/16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1 Pelic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48:30" calcext:value-type="date">
            <text:p>03/16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51:35" calcext:value-type="date">
            <text:p>03/16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58:54" calcext:value-type="date">
            <text:p>03/16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1:59" calcext:value-type="date">
            <text:p>03/16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05:05" calcext:value-type="date">
            <text:p>03/16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8:10" calcext:value-type="date">
            <text:p>03/16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1:56" calcext:value-type="date">
            <text:p>03/16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5:02" calcext:value-type="date">
            <text:p>03/16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8:07" calcext:value-type="date">
            <text:p>03/16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1:12" calcext:value-type="date">
            <text:p>03/16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4:18" calcext:value-type="date">
            <text:p>03/16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7:23" calcext:value-type="date">
            <text:p>03/16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0:29" calcext:value-type="date">
            <text:p>03/16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3:34" calcext:value-type="date">
            <text:p>03/16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6:40" calcext:value-type="date">
            <text:p>03/16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39:45" calcext:value-type="date">
            <text:p>03/16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42:51" calcext:value-type="date">
            <text:p>03/16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6:28" calcext:value-type="date">
            <text:p>03/16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9:33" calcext:value-type="date">
            <text:p>03/16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2:47" calcext:value-type="date">
            <text:p>03/16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5:53" calcext:value-type="date">
            <text:p>03/16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58:59" calcext:value-type="date">
            <text:p>03/16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2:05" calcext:value-type="date">
            <text:p>03/16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5:10" calcext:value-type="date">
            <text:p>03/16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08:57" calcext:value-type="date">
            <text:p>03/16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2:03" calcext:value-type="date">
            <text:p>03/16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5:09" calcext:value-type="date">
            <text:p>03/16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18:15" calcext:value-type="date">
            <text:p>03/16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1:20" calcext:value-type="date">
            <text:p>03/16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24:26" calcext:value-type="date">
            <text:p>03/16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8:13" calcext:value-type="date">
            <text:p>03/16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31:19" calcext:value-type="date">
            <text:p>03/16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34:25" calcext:value-type="date">
            <text:p>03/16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36:19" calcext:value-type="date">
            <text:p>03/17/21 09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39:27" calcext:value-type="date">
            <text:p>03/17/21 09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2:35" calcext:value-type="date">
            <text:p>03/17/21 09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5:42" calcext:value-type="date">
            <text:p>03/17/21 09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8:50" calcext:value-type="date">
            <text:p>03/17/21 09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2:03" calcext:value-type="date">
            <text:p>03/17/21 09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5:08" calcext:value-type="date">
            <text:p>03/17/21 09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58:12" calcext:value-type="date">
            <text:p>03/17/21 09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02:10" calcext:value-type="date">
            <text:p>03/17/21 10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5:23" calcext:value-type="date">
            <text:p>03/17/21 10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8:28" calcext:value-type="date">
            <text:p>03/17/21 10:0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11:33" calcext:value-type="date">
            <text:p>03/17/21 10:1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4:38" calcext:value-type="date">
            <text:p>03/17/21 10:1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7:52" calcext:value-type="date">
            <text:p>03/17/21 10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21:08" calcext:value-type="date">
            <text:p>03/17/21 10:2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24:53" calcext:value-type="date">
            <text:p>03/17/21 10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1:06" calcext:value-type="date">
            <text:p>03/17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4:10" calcext:value-type="date">
            <text:p>03/17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37:23" calcext:value-type="date">
            <text:p>03/17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40:27" calcext:value-type="date">
            <text:p>03/17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3:43" calcext:value-type="date">
            <text:p>03/17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6:49" calcext:value-type="date">
            <text:p>03/17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9:53" calcext:value-type="date">
            <text:p>03/17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2:58" calcext:value-type="date">
            <text:p>03/17/21 10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56:02" calcext:value-type="date">
            <text:p>03/17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9:07" calcext:value-type="date">
            <text:p>03/17/21 10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2:12" calcext:value-type="date">
            <text:p>03/17/21 11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5:17" calcext:value-type="date">
            <text:p>03/17/21 11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9:04" calcext:value-type="date">
            <text:p>03/17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12:09" calcext:value-type="date">
            <text:p>03/17/21 11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15:14" calcext:value-type="date">
            <text:p>03/17/21 11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24:08" calcext:value-type="date">
            <text:p>03/17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27:14" calcext:value-type="date">
            <text:p>03/17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30:19" calcext:value-type="date">
            <text:p>03/17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3:25" calcext:value-type="date">
            <text:p>03/17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6:31" calcext:value-type="date">
            <text:p>03/17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9:37" calcext:value-type="date">
            <text:p>03/17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7 Rob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2:44" calcext:value-type="date">
            <text:p>03/17/21 11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46:02" calcext:value-type="date">
            <text:p>03/17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9:09" calcext:value-type="date">
            <text:p>03/17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2:15" calcext:value-type="date">
            <text:p>03/17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1 Warbl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55:21" calcext:value-type="date">
            <text:p>03/17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2 Blue J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8:27" calcext:value-type="date">
            <text:p>03/17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1:33" calcext:value-type="date">
            <text:p>03/17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4:39" calcext:value-type="date">
            <text:p>03/17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8:26" calcext:value-type="date">
            <text:p>03/17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1:32" calcext:value-type="date">
            <text:p>03/17/21 1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6:30" calcext:value-type="date">
            <text:p>03/17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19:36" calcext:value-type="date">
            <text:p>03/17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2:41" calcext:value-type="date">
            <text:p>03/17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5:47" calcext:value-type="date">
            <text:p>03/17/21 1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2 Ostri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8:53" calcext:value-type="date">
            <text:p>03/17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2:53" calcext:value-type="date">
            <text:p>03/17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6:10" calcext:value-type="date">
            <text:p>03/17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39:16" calcext:value-type="date">
            <text:p>03/17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2:23" calcext:value-type="date">
            <text:p>03/17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5:29" calcext:value-type="date">
            <text:p>03/17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8:49" calcext:value-type="date">
            <text:p>03/17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51:56" calcext:value-type="date">
            <text:p>03/17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5:02" calcext:value-type="date">
            <text:p>03/17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8:08" calcext:value-type="date">
            <text:p>03/17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01:14" calcext:value-type="date">
            <text:p>03/17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4:00" calcext:value-type="date">
            <text:p>03/17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8:12" calcext:value-type="date">
            <text:p>03/17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1:18" calcext:value-type="date">
            <text:p>03/17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4:24" calcext:value-type="date">
            <text:p>03/17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09:47" calcext:value-type="date">
            <text:p>03/17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2:55" calcext:value-type="date">
            <text:p>03/17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6:02" calcext:value-type="date">
            <text:p>03/17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9:10" calcext:value-type="date">
            <text:p>03/17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3:52" calcext:value-type="date">
            <text:p>03/17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7:00" calcext:value-type="date">
            <text:p>03/17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30:08" calcext:value-type="date">
            <text:p>03/17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3:15" calcext:value-type="date">
            <text:p>03/17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6:28" calcext:value-type="date">
            <text:p>03/17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9:35" calcext:value-type="date">
            <text:p>03/17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2:41" calcext:value-type="date">
            <text:p>03/17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45:57" calcext:value-type="date">
            <text:p>03/17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9:32" calcext:value-type="date">
            <text:p>03/17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2:38" calcext:value-type="date">
            <text:p>03/17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56:26" calcext:value-type="date">
            <text:p>03/17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9:39" calcext:value-type="date">
            <text:p>03/17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2:45" calcext:value-type="date">
            <text:p>03/17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5:51" calcext:value-type="date">
            <text:p>03/17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08:57" calcext:value-type="date">
            <text:p>03/17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19:51" calcext:value-type="date">
            <text:p>03/17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24:59" calcext:value-type="date">
            <text:p>03/17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1:53" calcext:value-type="date">
            <text:p>03/17/21 03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8 Haw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4:59" calcext:value-type="date">
            <text:p>03/17/21 03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40:21" calcext:value-type="date">
            <text:p>03/17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43:27" calcext:value-type="date">
            <text:p>03/17/21 03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59:53" calcext:value-type="date">
            <text:p>03/17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6:02:59" calcext:value-type="date">
            <text:p>03/17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34:16" calcext:value-type="date">
            <text:p>03/18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37:24" calcext:value-type="date">
            <text:p>03/18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0:31" calcext:value-type="date">
            <text:p>03/18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3:39" calcext:value-type="date">
            <text:p>03/18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6:46" calcext:value-type="date">
            <text:p>03/18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9:54" calcext:value-type="date">
            <text:p>03/18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53:49" calcext:value-type="date">
            <text:p>03/18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56:54" calcext:value-type="date">
            <text:p>03/18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0:00" calcext:value-type="date">
            <text:p>03/18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3:05" calcext:value-type="date">
            <text:p>03/18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6:52" calcext:value-type="date">
            <text:p>03/18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09:58" calcext:value-type="date">
            <text:p>03/18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13:04" calcext:value-type="date">
            <text:p>03/18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4 Mourning Dov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6:09" calcext:value-type="date">
            <text:p>03/18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9:15" calcext:value-type="date">
            <text:p>03/18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2:20" calcext:value-type="date">
            <text:p>03/18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25:26" calcext:value-type="date">
            <text:p>03/18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8:31" calcext:value-type="date">
            <text:p>03/18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1:37" calcext:value-type="date">
            <text:p>03/18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4:42" calcext:value-type="date">
            <text:p>03/18/21 11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7:48" calcext:value-type="date">
            <text:p>03/18/21 11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40:53" calcext:value-type="date">
            <text:p>03/18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3:59" calcext:value-type="date">
            <text:p>03/18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7:04" calcext:value-type="date">
            <text:p>03/18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0:09" calcext:value-type="date">
            <text:p>03/18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4:02" calcext:value-type="date">
            <text:p>03/18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7:07" calcext:value-type="date">
            <text:p>03/18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0:12" calcext:value-type="date">
            <text:p>03/18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3:17" calcext:value-type="date">
            <text:p>03/18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7:04" calcext:value-type="date">
            <text:p>03/18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0:09" calcext:value-type="date">
            <text:p>03/18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4:33" calcext:value-type="date">
            <text:p>03/18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 Sparrow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17:39" calcext:value-type="date">
            <text:p>03/18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0:45" calcext:value-type="date">
            <text:p>03/18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23:51" calcext:value-type="date">
            <text:p>03/18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6:57" calcext:value-type="date">
            <text:p>03/18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0:03" calcext:value-type="date">
            <text:p>03/18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3:09" calcext:value-type="date">
            <text:p>03/18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6:15" calcext:value-type="date">
            <text:p>03/18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9 Cana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39:22" calcext:value-type="date">
            <text:p>03/18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42:28" calcext:value-type="date">
            <text:p>03/18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5:34" calcext:value-type="date">
            <text:p>03/18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8:40" calcext:value-type="date">
            <text:p>03/18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1:56" calcext:value-type="date">
            <text:p>03/18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5:02" calcext:value-type="date">
            <text:p>03/18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58:08" calcext:value-type="date">
            <text:p>03/18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1:23" calcext:value-type="date">
            <text:p>03/18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04:29" calcext:value-type="date">
            <text:p>03/18/21 01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8 Sea G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7:44" calcext:value-type="date">
            <text:p>03/18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0:50" calcext:value-type="date">
            <text:p>03/18/21 01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3:56" calcext:value-type="date">
            <text:p>03/18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17:02" calcext:value-type="date">
            <text:p>03/18/21 01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0:08" calcext:value-type="date">
            <text:p>03/18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3:14" calcext:value-type="date">
            <text:p>03/18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26:33" calcext:value-type="date">
            <text:p>03/18/21 01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9:38" calcext:value-type="date">
            <text:p>03/18/21 01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2:44" calcext:value-type="date">
            <text:p>03/18/21 01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6:03" calcext:value-type="date">
            <text:p>03/18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9:17" calcext:value-type="date">
            <text:p>03/18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2:23" calcext:value-type="date">
            <text:p>03/18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5:29" calcext:value-type="date">
            <text:p>03/18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48:35" calcext:value-type="date">
            <text:p>03/18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2:17" calcext:value-type="date">
            <text:p>03/18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5:23" calcext:value-type="date">
            <text:p>03/18/21 01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58:29" calcext:value-type="date">
            <text:p>03/18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01:35" calcext:value-type="date">
            <text:p>03/18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4:41" calcext:value-type="date">
            <text:p>03/18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7:47" calcext:value-type="date">
            <text:p>03/18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1:34" calcext:value-type="date">
            <text:p>03/18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4:49" calcext:value-type="date">
            <text:p>03/18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7:55" calcext:value-type="date">
            <text:p>03/18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1:01" calcext:value-type="date">
            <text:p>03/18/21 0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4:07" calcext:value-type="date">
            <text:p>03/18/21 0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27:13" calcext:value-type="date">
            <text:p>03/18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0:19" calcext:value-type="date">
            <text:p>03/18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3:25" calcext:value-type="date">
            <text:p>03/18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36:31" calcext:value-type="date">
            <text:p>03/18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9:45" calcext:value-type="date">
            <text:p>03/18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2:53" calcext:value-type="date">
            <text:p>03/18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6:02" calcext:value-type="date">
            <text:p>03/18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0:09" calcext:value-type="date">
            <text:p>03/18/21 0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3:18" calcext:value-type="date">
            <text:p>03/18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56:26" calcext:value-type="date">
            <text:p>03/18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3 Parr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9:32" calcext:value-type="date">
            <text:p>03/18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2:38" calcext:value-type="date">
            <text:p>03/18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05:44" calcext:value-type="date">
            <text:p>03/18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8:50" calcext:value-type="date">
            <text:p>03/18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11:55" calcext:value-type="date">
            <text:p>03/18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5:01" calcext:value-type="date">
            <text:p>03/18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8:06" calcext:value-type="date">
            <text:p>03/18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21:10" calcext:value-type="date">
            <text:p>03/18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4:16" calcext:value-type="date">
            <text:p>03/18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7:20" calcext:value-type="date">
            <text:p>03/18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0:25" calcext:value-type="date">
            <text:p>03/18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3:30" calcext:value-type="date">
            <text:p>03/18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36:35" calcext:value-type="date">
            <text:p>03/18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9:40" calcext:value-type="date">
            <text:p>03/18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2:45" calcext:value-type="date">
            <text:p>03/18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5:50" calcext:value-type="date">
            <text:p>03/18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48:55" calcext:value-type="date">
            <text:p>03/18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2:00" calcext:value-type="date">
            <text:p>03/18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55:05" calcext:value-type="date">
            <text:p>03/18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8:24" calcext:value-type="date">
            <text:p>03/18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1:29" calcext:value-type="date">
            <text:p>03/18/21 04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04:34" calcext:value-type="date">
            <text:p>03/18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7:39" calcext:value-type="date">
            <text:p>03/18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0:55" calcext:value-type="date">
            <text:p>03/18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4:10" calcext:value-type="date">
            <text:p>03/18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7:15" calcext:value-type="date">
            <text:p>03/18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7 Malla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0:21" calcext:value-type="date">
            <text:p>03/18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4:15" calcext:value-type="date">
            <text:p>03/18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27:22" calcext:value-type="date">
            <text:p>03/18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0:29" calcext:value-type="date">
            <text:p>03/18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3:36" calcext:value-type="date">
            <text:p>03/18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6:42" calcext:value-type="date">
            <text:p>03/18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9:48" calcext:value-type="date">
            <text:p>03/18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42:54" calcext:value-type="date">
            <text:p>03/18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6:00" calcext:value-type="date">
            <text:p>03/18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9:06" calcext:value-type="date">
            <text:p>03/18/21 04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2:13" calcext:value-type="date">
            <text:p>03/18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5:21" calcext:value-type="date">
            <text:p>03/18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58:28" calcext:value-type="date">
            <text:p>03/18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02:24" calcext:value-type="date">
            <text:p>03/18/21 05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05:31" calcext:value-type="date">
            <text:p>03/18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17:40" calcext:value-type="date">
            <text:p>03/18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0:59" calcext:value-type="date">
            <text:p>03/18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4:05" calcext:value-type="date">
            <text:p>03/18/21 05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27:24" calcext:value-type="date">
            <text:p>03/18/21 05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0:30" calcext:value-type="date">
            <text:p>03/18/21 05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33:36" calcext:value-type="date">
            <text:p>03/18/21 05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7:36" calcext:value-type="date">
            <text:p>03/18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0:43" calcext:value-type="date">
            <text:p>03/18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3:49" calcext:value-type="date">
            <text:p>03/18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6:55" calcext:value-type="date">
            <text:p>03/18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0:01" calcext:value-type="date">
            <text:p>03/18/21 05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3:07" calcext:value-type="date">
            <text:p>03/18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6:25" calcext:value-type="date">
            <text:p>03/18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9:32" calcext:value-type="date">
            <text:p>03/18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02:38" calcext:value-type="date">
            <text:p>03/18/21 06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5:53" calcext:value-type="date">
            <text:p>03/18/21 06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8:59" calcext:value-type="date">
            <text:p>03/18/21 06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2:05" calcext:value-type="date">
            <text:p>03/18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15:11" calcext:value-type="date">
            <text:p>03/18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8:18" calcext:value-type="date">
            <text:p>03/18/21 06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1:24" calcext:value-type="date">
            <text:p>03/18/21 06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24:30" calcext:value-type="date">
            <text:p>03/18/21 06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7:36" calcext:value-type="date">
            <text:p>03/18/21 06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30:42" calcext:value-type="date">
            <text:p>03/18/21 06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4:59" calcext:value-type="date">
            <text:p>03/18/21 06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8:18" calcext:value-type="date">
            <text:p>03/18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1:24" calcext:value-type="date">
            <text:p>03/18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4:30" calcext:value-type="date">
            <text:p>03/18/21 06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47:36" calcext:value-type="date">
            <text:p>03/18/21 06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50:42" calcext:value-type="date">
            <text:p>03/18/21 06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53:47" calcext:value-type="date">
            <text:p>03/18/21 06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 Hummingbir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37:21" calcext:value-type="date">
            <text:p>03/23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0:29" calcext:value-type="date">
            <text:p>03/23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3:37" calcext:value-type="date">
            <text:p>03/23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46:45" calcext:value-type="date">
            <text:p>03/23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9:52" calcext:value-type="date">
            <text:p>03/23/21 05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53:00" calcext:value-type="date">
            <text:p>03/23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6:08" calcext:value-type="date">
            <text:p>03/23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9:16" calcext:value-type="date">
            <text:p>03/23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3:05" calcext:value-type="date">
            <text:p>03/23/21 06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06:13" calcext:value-type="date">
            <text:p>03/23/21 06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9:20" calcext:value-type="date">
            <text:p>03/23/21 06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2:28" calcext:value-type="date">
            <text:p>03/23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15:36" calcext:value-type="date">
            <text:p>03/23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9:25" calcext:value-type="date">
            <text:p>03/23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2:44" calcext:value-type="date">
            <text:p>03/23/21 06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6:04" calcext:value-type="date">
            <text:p>03/23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9:10" calcext:value-type="date">
            <text:p>03/23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2:16" calcext:value-type="date">
            <text:p>03/23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35:23" calcext:value-type="date">
            <text:p>03/23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8:29" calcext:value-type="date">
            <text:p>03/23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1:35" calcext:value-type="date">
            <text:p>03/23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5:28" calcext:value-type="date">
            <text:p>03/23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48:34" calcext:value-type="date">
            <text:p>03/23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2:22" calcext:value-type="date">
            <text:p>03/23/21 06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5:28" calcext:value-type="date">
            <text:p>03/23/21 06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8:34" calcext:value-type="date">
            <text:p>03/23/21 06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1:40" calcext:value-type="date">
            <text:p>03/23/21 07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9:04:58" calcext:value-type="date">
            <text:p>03/23/21 07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0 Peacoc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8:04" calcext:value-type="date">
            <text:p>03/23/21 07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1:10" calcext:value-type="date">
            <text:p>03/23/21 07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2 Roadrunn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4:16" calcext:value-type="date">
            <text:p>03/23/21 07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24:00" calcext:value-type="date">
            <text:p>03/29/21 09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27:08" calcext:value-type="date">
            <text:p>03/29/21 09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30:16" calcext:value-type="date">
            <text:p>03/29/21 09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4:30" calcext:value-type="date">
            <text:p>03/29/21 09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7:36" calcext:value-type="date">
            <text:p>03/29/21 09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0:41" calcext:value-type="date">
            <text:p>03/29/21 09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3:47" calcext:value-type="date">
            <text:p>03/29/21 09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6:53" calcext:value-type="date">
            <text:p>03/29/21 09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49:59" calcext:value-type="date">
            <text:p>03/29/21 09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3:04" calcext:value-type="date">
            <text:p>03/29/21 09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56:10" calcext:value-type="date">
            <text:p>03/29/21 09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9:57" calcext:value-type="date">
            <text:p>03/29/21 09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3:03" calcext:value-type="date">
            <text:p>03/29/21 10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06:09" calcext:value-type="date">
            <text:p>03/29/21 10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9:14" calcext:value-type="date">
            <text:p>03/29/21 10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2:20" calcext:value-type="date">
            <text:p>03/29/21 10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15:26" calcext:value-type="date">
            <text:p>03/29/21 10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9:13" calcext:value-type="date">
            <text:p>03/29/21 10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2:18" calcext:value-type="date">
            <text:p>03/29/21 10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5:24" calcext:value-type="date">
            <text:p>03/29/21 10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28:43" calcext:value-type="date">
            <text:p>03/29/21 10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1:48" calcext:value-type="date">
            <text:p>03/29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5:41" calcext:value-type="date">
            <text:p>03/29/21 10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8:47" calcext:value-type="date">
            <text:p>03/29/21 10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1:52" calcext:value-type="date">
            <text:p>03/29/21 10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44:58" calcext:value-type="date">
            <text:p>03/29/21 10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8:03" calcext:value-type="date">
            <text:p>03/29/21 10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1:09" calcext:value-type="date">
            <text:p>03/29/21 10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0 Peaco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4:14" calcext:value-type="date">
            <text:p>03/29/21 10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57:20" calcext:value-type="date">
            <text:p>03/29/21 10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0:25" calcext:value-type="date">
            <text:p>03/29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3:41" calcext:value-type="date">
            <text:p>03/29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06:46" calcext:value-type="date">
            <text:p>03/29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9:51" calcext:value-type="date">
            <text:p>03/29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13:38" calcext:value-type="date">
            <text:p>03/29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6:44" calcext:value-type="date">
            <text:p>03/29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9:49" calcext:value-type="date">
            <text:p>03/29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2:54" calcext:value-type="date">
            <text:p>03/29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6:00" calcext:value-type="date">
            <text:p>03/29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29:05" calcext:value-type="date">
            <text:p>03/29/21 11:2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2:11" calcext:value-type="date">
            <text:p>03/29/21 11:3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5:16" calcext:value-type="date">
            <text:p>03/29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8:22" calcext:value-type="date">
            <text:p>03/29/21 11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1:27" calcext:value-type="date">
            <text:p>03/29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4:32" calcext:value-type="date">
            <text:p>03/29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7:38" calcext:value-type="date">
            <text:p>03/29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0:43" calcext:value-type="date">
            <text:p>03/29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53:49" calcext:value-type="date">
            <text:p>03/29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6:55" calcext:value-type="date">
            <text:p>03/29/21 11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00:00" calcext:value-type="date">
            <text:p>03/29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3:06" calcext:value-type="date">
            <text:p>03/29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6:12" calcext:value-type="date">
            <text:p>03/29/21 12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9:29" calcext:value-type="date">
            <text:p>03/29/21 1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3 Parro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12:34" calcext:value-type="date">
            <text:p>03/29/21 1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5:40" calcext:value-type="date">
            <text:p>03/29/21 1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8:45" calcext:value-type="date">
            <text:p>03/29/21 12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1:51" calcext:value-type="date">
            <text:p>03/29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4:56" calcext:value-type="date">
            <text:p>03/29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8:02" calcext:value-type="date">
            <text:p>03/29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1:07" calcext:value-type="date">
            <text:p>03/29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4:13" calcext:value-type="date">
            <text:p>03/29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37:18" calcext:value-type="date">
            <text:p>03/29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1:03" calcext:value-type="date">
            <text:p>03/29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4:09" calcext:value-type="date">
            <text:p>03/29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47:15" calcext:value-type="date">
            <text:p>03/29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0:30" calcext:value-type="date">
            <text:p>03/29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5 Cardin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53:36" calcext:value-type="date">
            <text:p>03/29/21 1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6:42" calcext:value-type="date">
            <text:p>03/29/21 1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9:47" calcext:value-type="date">
            <text:p>03/29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2:53" calcext:value-type="date">
            <text:p>03/29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5:59" calcext:value-type="date">
            <text:p>03/29/21 01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9:04" calcext:value-type="date">
            <text:p>03/29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2:22" calcext:value-type="date">
            <text:p>03/29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5:40" calcext:value-type="date">
            <text:p>03/29/21 01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18:45" calcext:value-type="date">
            <text:p>03/29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1:51" calcext:value-type="date">
            <text:p>03/29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4:57" calcext:value-type="date">
            <text:p>03/29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8:12" calcext:value-type="date">
            <text:p>03/29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1:18" calcext:value-type="date">
            <text:p>03/29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4:23" calcext:value-type="date">
            <text:p>03/29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37:29" calcext:value-type="date">
            <text:p>03/29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0:34" calcext:value-type="date">
            <text:p>03/29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3:40" calcext:value-type="date">
            <text:p>03/29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6:46" calcext:value-type="date">
            <text:p>03/29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9:52" calcext:value-type="date">
            <text:p>03/29/21 01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2:57" calcext:value-type="date">
            <text:p>03/29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56:03" calcext:value-type="date">
            <text:p>03/29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9:08" calcext:value-type="date">
            <text:p>03/29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2:14" calcext:value-type="date">
            <text:p>03/29/21 02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5:20" calcext:value-type="date">
            <text:p>03/29/21 0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9:07" calcext:value-type="date">
            <text:p>03/29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2:13" calcext:value-type="date">
            <text:p>03/29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5:18" calcext:value-type="date">
            <text:p>03/29/21 0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28:47" calcext:value-type="date">
            <text:p>03/29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31:53" calcext:value-type="date">
            <text:p>03/2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4:58" calcext:value-type="date">
            <text:p>03/2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8:03" calcext:value-type="date">
            <text:p>03/29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41:08" calcext:value-type="date">
            <text:p>03/29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4:55" calcext:value-type="date">
            <text:p>03/29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8:00" calcext:value-type="date">
            <text:p>03/29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51:05" calcext:value-type="date">
            <text:p>03/29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4:10" calcext:value-type="date">
            <text:p>03/29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0 Bluebi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7:29" calcext:value-type="date">
            <text:p>03/29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0:34" calcext:value-type="date">
            <text:p>03/29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3:49" calcext:value-type="date">
            <text:p>03/29/21 03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06:55" calcext:value-type="date">
            <text:p>03/29/21 03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0:41" calcext:value-type="date">
            <text:p>03/29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14:01" calcext:value-type="date">
            <text:p>03/29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6 Mocking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7:06" calcext:value-type="date">
            <text:p>03/29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20:11" calcext:value-type="date">
            <text:p>03/29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3:16" calcext:value-type="date">
            <text:p>03/2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6:21" calcext:value-type="date">
            <text:p>03/2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0:20" calcext:value-type="date">
            <text:p>03/29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33:25" calcext:value-type="date">
            <text:p>03/2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6:30" calcext:value-type="date">
            <text:p>03/2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9:35" calcext:value-type="date">
            <text:p>03/29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4 He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42:40" calcext:value-type="date">
            <text:p>03/29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5:45" calcext:value-type="date">
            <text:p>03/29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9:44" calcext:value-type="date">
            <text:p>03/29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53:30" calcext:value-type="date">
            <text:p>03/29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6:35" calcext:value-type="date">
            <text:p>03/2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9:40" calcext:value-type="date">
            <text:p>03/2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2:45" calcext:value-type="date">
            <text:p>03/2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5:50" calcext:value-type="date">
            <text:p>03/2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14:37" calcext:value-type="date">
            <text:p>03/29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17:42" calcext:value-type="date">
            <text:p>03/29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0:48" calcext:value-type="date">
            <text:p>03/29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3:53" calcext:value-type="date">
            <text:p>03/29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6:58" calcext:value-type="date">
            <text:p>03/29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0:04" calcext:value-type="date">
            <text:p>03/29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3:09" calcext:value-type="date">
            <text:p>03/29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6:56" calcext:value-type="date">
            <text:p>03/29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0:01" calcext:value-type="date">
            <text:p>03/29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3:07" calcext:value-type="date">
            <text:p>03/29/21 04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46:12" calcext:value-type="date">
            <text:p>03/29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0:05" calcext:value-type="date">
            <text:p>03/29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3:10" calcext:value-type="date">
            <text:p>03/29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6:15" calcext:value-type="date">
            <text:p>03/29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9:21" calcext:value-type="date">
            <text:p>03/29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3:07" calcext:value-type="date">
            <text:p>03/29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6:13" calcext:value-type="date">
            <text:p>03/29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9:18" calcext:value-type="date">
            <text:p>03/29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3:05" calcext:value-type="date">
            <text:p>03/29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16:10" calcext:value-type="date">
            <text:p>03/29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9:16" calcext:value-type="date">
            <text:p>03/29/21 05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23:03" calcext:value-type="date">
            <text:p>03/29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6:08" calcext:value-type="date">
            <text:p>03/29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9:13" calcext:value-type="date">
            <text:p>03/29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2:19" calcext:value-type="date">
            <text:p>03/29/21 05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5:24" calcext:value-type="date">
            <text:p>03/29/21 05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38:29" calcext:value-type="date">
            <text:p>03/29/21 05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1:45" calcext:value-type="date">
            <text:p>03/29/21 05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44:50" calcext:value-type="date">
            <text:p>03/29/21 05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7:55" calcext:value-type="date">
            <text:p>03/29/21 05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51:01" calcext:value-type="date">
            <text:p>03/29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3:07" calcext:value-type="date">
            <text:p>03/31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6:14" calcext:value-type="date">
            <text:p>03/31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9:21" calcext:value-type="date">
            <text:p>03/31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2:29" calcext:value-type="date">
            <text:p>03/31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5:36" calcext:value-type="date">
            <text:p>03/31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8:42" calcext:value-type="date">
            <text:p>03/31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31:47" calcext:value-type="date">
            <text:p>03/31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35:33" calcext:value-type="date">
            <text:p>03/31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1:08" calcext:value-type="date">
            <text:p>03/31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44:13" calcext:value-type="date">
            <text:p>03/31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7:18" calcext:value-type="date">
            <text:p>03/31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0:32" calcext:value-type="date">
            <text:p>03/31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53:37" calcext:value-type="date">
            <text:p>03/31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7:23" calcext:value-type="date">
            <text:p>03/31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00:28" calcext:value-type="date">
            <text:p>03/31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03:32" calcext:value-type="date">
            <text:p>03/31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10:24" calcext:value-type="date">
            <text:p>03/3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8 Sea G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3:32" calcext:value-type="date">
            <text:p>03/31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6:40" calcext:value-type="date">
            <text:p>03/31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0 Swa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9:48" calcext:value-type="date">
            <text:p>03/31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23:37" calcext:value-type="date">
            <text:p>03/31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26:57" calcext:value-type="date">
            <text:p>03/31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0:04" calcext:value-type="date">
            <text:p>03/3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3:12" calcext:value-type="date">
            <text:p>03/31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6:18" calcext:value-type="date">
            <text:p>03/31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9:22" calcext:value-type="date">
            <text:p>03/31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3:07" calcext:value-type="date">
            <text:p>03/31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6:12" calcext:value-type="date">
            <text:p>03/31/21 1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49:17" calcext:value-type="date">
            <text:p>03/31/21 1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52:21" calcext:value-type="date">
            <text:p>03/31/21 1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55:26" calcext:value-type="date">
            <text:p>03/3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49:35" calcext:value-type="date">
            <text:p>03/31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2:43" calcext:value-type="date">
            <text:p>03/31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5:51" calcext:value-type="date">
            <text:p>03/31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58:59" calcext:value-type="date">
            <text:p>03/31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2:49" calcext:value-type="date">
            <text:p>03/31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5:57" calcext:value-type="date">
            <text:p>03/31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09:04" calcext:value-type="date">
            <text:p>03/31/21 04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2:12" calcext:value-type="date">
            <text:p>03/31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5:20" calcext:value-type="date">
            <text:p>03/31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18:27" calcext:value-type="date">
            <text:p>03/31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21:34" calcext:value-type="date">
            <text:p>03/31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4:53" calcext:value-type="date">
            <text:p>03/31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8:41" calcext:value-type="date">
            <text:p>03/31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39:33" calcext:value-type="date">
            <text:p>03/31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2:42" calcext:value-type="date">
            <text:p>03/31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5:49" calcext:value-type="date">
            <text:p>03/31/21 04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8:57" calcext:value-type="date">
            <text:p>03/31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2:05" calcext:value-type="date">
            <text:p>03/31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55:24" calcext:value-type="date">
            <text:p>03/31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8:44" calcext:value-type="date">
            <text:p>03/31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1:52" calcext:value-type="date">
            <text:p>03/31/21 05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05:00" calcext:value-type="date">
            <text:p>03/31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8:08" calcext:value-type="date">
            <text:p>03/31/21 05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1:15" calcext:value-type="date">
            <text:p>03/31/21 05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4:21" calcext:value-type="date">
            <text:p>03/31/21 05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6 Eag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7:28" calcext:value-type="date">
            <text:p>03/31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0:34" calcext:value-type="date">
            <text:p>03/31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3:41" calcext:value-type="date">
            <text:p>03/31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6:47" calcext:value-type="date">
            <text:p>03/31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9:54" calcext:value-type="date">
            <text:p>03/31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33:00" calcext:value-type="date">
            <text:p>03/31/21 05:33 PM</text:p>
          </table:table-cell>
        </table:table-row>
      </table:table>
      <table:table table:name="4" table:style-name="ta1">
        <table:table-column table:style-name="co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4" table:default-cell-style-name="ce8"/>
        <table:table-column table:style-name="co24" table:default-cell-style-name="ce8"/>
        <table:table-column table:style-name="co19" table:number-columns-repeated="2" table:default-cell-style-name="ce8"/>
        <table:table-column table:style-name="co25" table:default-cell-style-name="ce8"/>
        <table:table-column table:style-name="co19" table:default-cell-style-name="ce8"/>
        <table:table-column table:style-name="co26" table:default-cell-style-name="ce11"/>
        <table:table-row table:style-name="ro1">
          <table:table-cell office:value-type="string" calcext:value-type="string">
            <text:p>Winner: Hummingbird</text:p>
          </table:table-cell>
          <table:table-cell table:number-columns-repeated="2"/>
          <table:table-cell office:value-type="string" calcext:value-type="string">
            <text:p>Detail: Hummingbird and Goldfinch break away from the pack both winning an improbable number of away games. Hummingbird prevails and wins the season losing 2 games to Goldfinch and 1 to Sparrow</text:p>
          </table:table-cell>
          <table:table-cell table:number-columns-repeated="10"/>
          <table:table-cell table:style-name="Default" table:number-columns-repeated="7"/>
        </table:table-row>
        <table:table-row table:style-name="ro1"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5T18:00:52" calcext:value-type="date">
            <text:p>01/25/21 06:00 PM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6T13:23:32" calcext:value-type="date">
            <text:p>01/26/21 01:23 PM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6T16:44:04" calcext:value-type="date">
            <text:p>01/26/21 04:44 PM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16:33:57" calcext:value-type="date">
            <text:p>01/27/21 04:33 PM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22:00:41" calcext:value-type="date">
            <text:p>01/27/21 10:00 PM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2:26:15" calcext:value-type="date">
            <text:p>01/28/21 12:26 PM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7:29:22" calcext:value-type="date">
            <text:p>01/28/21 05:29 PM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3:16:23" calcext:value-type="date">
            <text:p>01/29/21 01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5:53:45" calcext:value-type="date">
            <text:p>01/29/21 03:5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17:58:38" calcext:value-type="date">
            <text:p>01/29/21 05:58 PM</text:p>
          </table:table-cell>
        </table:table-row>
        <table:table-row table:style-name="ro1">
          <table:table-cell office:value-type="string" calcext:value-type="string">
            <text:p>Started: 1/25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23:20:25" calcext:value-type="date">
            <text:p>01/29/21 11:20 PM</text:p>
          </table:table-cell>
        </table:table-row>
        <table:table-row table:style-name="ro1">
          <table:table-cell office:value-type="string" calcext:value-type="string">
            <text:p>Finished: 2/17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6:03:31" calcext:value-type="date">
            <text:p>02/01/21 04:03 PM</text:p>
          </table:table-cell>
        </table:table-row>
        <table:table-row table:style-name="ro1">
          <table:table-cell table:style-name="ce9" office:value-type="string" calcext:value-type="string">
            <text:p><text:span text:style-name="T1">Speed: </text:span><text:span text:style-name="T2">gameplayTickMilli = 1000, shootoutSec = 40, intermissionSec = 1020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8:05:14" calcext:value-type="date">
            <text:p>02/01/21 06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1T20:26:53" calcext:value-type="date">
            <text:p>02/01/21 08:2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1:33:14" calcext:value-type="date">
            <text:p>02/02/21 11:3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3:35:48" calcext:value-type="date">
            <text:p>02/02/21 01:35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5:37:07" calcext:value-type="date">
            <text:p>02/02/21 03:37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1:14:25" calcext:value-type="date">
            <text:p>02/03/21 11:14 A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3:51:30" calcext:value-type="date">
            <text:p>02/03/21 01:51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6:01:25" calcext:value-type="date">
            <text:p>02/03/21 04:0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8:02:46" calcext:value-type="date">
            <text:p>02/03/21 06:0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20:51:42" calcext:value-type="date">
            <text:p>02/03/21 08:5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0:54:17" calcext:value-type="date">
            <text:p>02/04/21 10:54 A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3:15:53" calcext:value-type="date">
            <text:p>02/04/21 01:15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5:18:37" calcext:value-type="date">
            <text:p>02/04/21 03:18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7:42:59" calcext:value-type="date">
            <text:p>02/04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5T11:59:33" calcext:value-type="date">
            <text:p>02/05/21 11:59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5T16:44:07" calcext:value-type="date">
            <text:p>02/05/21 04:4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5:03:02" calcext:value-type="date">
            <text:p>02/08/21 03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7:04:32" calcext:value-type="date">
            <text:p>02/08/21 05:0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9:05:50" calcext:value-type="date">
            <text:p>02/08/21 07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0:02:15" calcext:value-type="date">
            <text:p>02/09/21 10:02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2:03:12" calcext:value-type="date">
            <text:p>02/09/21 12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4:13:14" calcext:value-type="date">
            <text:p>02/09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6:20:13" calcext:value-type="date">
            <text:p>02/09/21 04:2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1:01:12" calcext:value-type="date">
            <text:p>02/10/21 11:0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3:02:00" calcext:value-type="date">
            <text:p>02/10/21 01:0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5:09:00" calcext:value-type="date">
            <text:p>02/10/21 03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7:09:09" calcext:value-type="date">
            <text:p>02/10/21 05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09:40:26" calcext:value-type="date">
            <text:p>02/11/21 09:40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0:11:50" calcext:value-type="date">
            <text:p>02/11/21 10:1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0:43:03" calcext:value-type="date">
            <text:p>02/11/21 10:4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3:21:03" calcext:value-type="date">
            <text:p>02/11/21 01:2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5:41:21" calcext:value-type="date">
            <text:p>02/11/21 03:4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7:42:28" calcext:value-type="date">
            <text:p>02/11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05:26" calcext:value-type="date">
            <text:p>02/12/21 09:0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44:30" calcext:value-type="date">
            <text:p>02/12/21 09:44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15:37" calcext:value-type="date">
            <text:p>02/12/21 10:1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46:45" calcext:value-type="date">
            <text:p>02/12/21 10:46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4:13:05" calcext:value-type="date">
            <text:p>02/12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6:14:23" calcext:value-type="date">
            <text:p>02/12/21 04:1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8:16:39" calcext:value-type="date">
            <text:p>02/12/21 06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3T01:31:30" calcext:value-type="date">
            <text:p>02/13/21 01:3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4T18:46:14" calcext:value-type="date">
            <text:p>02/14/21 06:4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7T14:40:32" calcext:value-type="date">
            <text:p>02/17/21 02:4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7T16:43:04" calcext:value-type="date">
            <text:p>02/17/21 04:43 PM</text:p>
          </table:table-cell>
        </table:table-row>
      </table:table>
      <table:table table:name="3" table:style-name="ta1">
        <table:table-column table:style-name="co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Detail: Woodpecker wins seaso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: 2020-04-20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peed: <text:span text:style-name="T3">gameplayTickMilli = 50, shootoutSec = 12, intermissionSec = 12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" table:style-name="ta1">
        <table:table-column table:style-name="co3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row table:style-name="ro1">
          <table:table-cell office:value-type="string" calcext:value-type="string">
            <text:p>Winner: Oriole</text:p>
          </table:table-cell>
          <table:table-cell table:number-columns-repeated="2"/>
          <table:table-cell office:value-type="string" calcext:value-type="string">
            <text:p>Detail: Oriole wins season 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 2020-04-10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peed: <text:span text:style-name="T3">gameplayTickMilli = 130, shootoutSec = 15, intermissionSec = 30</text:span>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1" table:style-name="ta1">
        <table:table-column table:style-name="co1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19" table:number-columns-repeated="6" table:default-cell-style-name="Default"/>
        <table:table-row table:style-name="ro1">
          <table:table-cell office:value-type="string" calcext:value-type="string">
            <text:p>Winner: Goldfinch</text:p>
          </table:table-cell>
          <table:table-cell table:number-columns-repeated="2"/>
          <table:table-cell office:value-type="string" calcext:value-type="string">
            <text:p>Detail: Goldfinch wins the first scoreboard season on a goal diff tiebreak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: 2020-04-03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string" calcext:value-type="string">
            <text:p>Speed: <text:span text:style-name="T3">gameplayTickMilli = 1000, shootoutSec = 40, intermissionSec = 1020</text:span></text:p>
          </table:table-cell>
          <table:table-cell table:number-columns-repeated="9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2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12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table table:name="data insert" table:style-name="ta1">
        <table:table-column table:style-name="co35" table:default-cell-style-name="Default"/>
        <table:table-column table:style-name="co3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23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To export dat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n MySQL Workbench – Server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eason_id</text:p>
          </table:table-cell>
          <table:table-cell office:value-type="string" calcext:value-type="string">
            <text:p>team_id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home_tie</text:p>
          </table:table-cell>
          <table:table-cell office:value-type="string" calcext:value-type="string">
            <text:p>home_otloss</text:p>
          </table:table-cell>
          <table:table-cell office:value-type="string" calcext:value-type="string">
            <text:p>home_point</text:p>
          </table:table-cell>
          <table:table-cell office:value-type="string" calcext:value-type="string">
            <text:p>home_gp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 office:value-type="string" calcext:value-type="string">
            <text:p>away_ie</text:p>
          </table:table-cell>
          <table:table-cell office:value-type="string" calcext:value-type="string">
            <text:p>away_otloss</text:p>
          </table:table-cell>
          <table:table-cell office:value-type="string" calcext:value-type="string">
            <text:p>away_point</text:p>
          </table:table-cell>
          <table:table-cell office:value-type="string" calcext:value-type="string">
            <text:p>away_g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2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12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string" calcext:value-type="string">
            <text:p>nu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11:28:00.9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6-04T22:25:31.569000000</dc:date>
    <meta:editing-duration>P6DT15H22M59S</meta:editing-duration>
    <meta:editing-cycles>39</meta:editing-cycles>
    <meta:document-statistic meta:table-count="7" meta:cell-count="10483" meta:object-count="0"/>
  </office:meta>
</office:document-meta>
</file>